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a353" officeooo:paragraph-rsid="0012a353"/>
    </style:style>
    <style:style style:name="P2" style:family="paragraph" style:parent-style-name="Standard">
      <style:text-properties officeooo:rsid="0015696d" officeooo:paragraph-rsid="0015696d"/>
    </style:style>
    <style:style style:name="P3" style:family="paragraph" style:parent-style-name="Standard">
      <style:text-properties officeooo:rsid="0015696d" officeooo:paragraph-rsid="0015ceac"/>
    </style:style>
    <style:style style:name="P4" style:family="paragraph" style:parent-style-name="Standard">
      <style:text-properties officeooo:rsid="0015ceac" officeooo:paragraph-rsid="0015ceac"/>
    </style:style>
    <style:style style:name="P5" style:family="paragraph" style:parent-style-name="Standard">
      <style:text-properties officeooo:rsid="0015f4bd" officeooo:paragraph-rsid="0015f4bd"/>
    </style:style>
    <style:style style:name="P6" style:family="paragraph" style:parent-style-name="Standard">
      <style:text-properties officeooo:rsid="00192a7b" officeooo:paragraph-rsid="00192a7b"/>
    </style:style>
    <style:style style:name="P7" style:family="paragraph" style:parent-style-name="Standard">
      <style:paragraph-properties fo:text-align="center" style:justify-single-word="false"/>
      <style:text-properties officeooo:rsid="00192a7b" officeooo:paragraph-rsid="00192a7b"/>
    </style:style>
    <style:style style:name="P8" style:family="paragraph" style:parent-style-name="Text_20_body">
      <style:text-properties officeooo:rsid="0015f4bd" officeooo:paragraph-rsid="0015f4bd"/>
    </style:style>
    <style:style style:name="P9" style:family="paragraph" style:parent-style-name="Text_20_body">
      <style:text-properties officeooo:rsid="0015f4bd" officeooo:paragraph-rsid="001c0120"/>
    </style:style>
    <style:style style:name="P10" style:family="paragraph" style:parent-style-name="Text_20_body">
      <style:text-properties officeooo:rsid="0017bafc" officeooo:paragraph-rsid="0017bafc"/>
    </style:style>
    <style:style style:name="P11" style:family="paragraph" style:parent-style-name="Text_20_body">
      <style:text-properties officeooo:rsid="00180c39" officeooo:paragraph-rsid="00180c39"/>
    </style:style>
    <style:style style:name="P12" style:family="paragraph" style:parent-style-name="Text_20_body">
      <style:text-properties officeooo:rsid="001a6987" officeooo:paragraph-rsid="001a6987"/>
    </style:style>
    <style:style style:name="P13" style:family="paragraph" style:parent-style-name="Text_20_body">
      <style:text-properties officeooo:rsid="001c0120" officeooo:paragraph-rsid="001c0120"/>
    </style:style>
    <style:style style:name="P14" style:family="paragraph" style:parent-style-name="Text_20_body">
      <style:text-properties officeooo:rsid="001c1260" officeooo:paragraph-rsid="001c1260"/>
    </style:style>
    <style:style style:name="P15" style:family="paragraph" style:parent-style-name="Standard" style:list-style-name="List_20_1">
      <style:text-properties officeooo:rsid="00192a7b" officeooo:paragraph-rsid="00192a7b"/>
    </style:style>
    <style:style style:name="P16" style:family="paragraph" style:parent-style-name="Standard" style:list-style-name="List_20_1">
      <style:text-properties officeooo:rsid="001c1260" officeooo:paragraph-rsid="001c1260"/>
    </style:style>
    <style:style style:name="P17" style:family="paragraph" style:parent-style-name="Standard" style:list-style-name="List_20_1">
      <style:text-properties officeooo:rsid="001ec78b" officeooo:paragraph-rsid="001ec78b"/>
    </style:style>
    <style:style style:name="P18" style:family="paragraph" style:parent-style-name="Heading_20_1">
      <style:text-properties officeooo:rsid="0012a353"/>
    </style:style>
    <style:style style:name="T1" style:family="text">
      <style:text-properties officeooo:rsid="0015696d"/>
    </style:style>
    <style:style style:name="T2" style:family="text">
      <style:text-properties officeooo:rsid="0015ceac"/>
    </style:style>
    <style:style style:name="T3" style:family="text">
      <style:text-properties officeooo:rsid="00180c39"/>
    </style:style>
    <style:style style:name="T4" style:family="text">
      <style:text-properties officeooo:rsid="001a6987"/>
    </style:style>
    <style:style style:name="T5" style:family="text">
      <style:text-properties officeooo:rsid="001d5336"/>
    </style:style>
    <style:style style:name="T6" style:family="text">
      <style:text-properties officeooo:rsid="001ec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 Gestion des idées cadeaux</text:p>
      <text:p text:style-name="P1"/>
      <text:p text:style-name="P1"/>
      <text:p text:style-name="P7">Auteur : <text:span text:style-name="T4">P</text:span>aul <text:span text:style-name="T4">S</text:span>chuhmacher</text:p>
      <text:h text:style-name="Heading_20_1" text:outline-level="1">Définition du projet</text:h>
      <text:p text:style-name="P2"/>
      <text:p text:style-name="P2">Développer une application mobile permettant de gérer des idées de cadeaux pour des proches. </text:p>
      <text:p text:style-name="P2"/>
      <text:h text:style-name="Heading_20_1" text:outline-level="1">Origine du projet / Contexte</text:h>
      <text:p text:style-name="P2"/>
      <text:p text:style-name="P2"><text:span text:style-name="T2">Des p</text:span>roches maintiennent des listes de cadeaux dans des simples applis de notes non adaptées, qui deviennent rapidement chaotiques, et où la mémoire est rapidement perdue. Ce qui a été offert est supprimé pour aérer les notes, alors qu’une idée de cadeau pourrait être bonne pour une autre personne dans le futur. Lors d’évènements comme Noël, il est mal aisé de parcourir ces listes chaotiques, avec des items à différents niveaux de détails, et de savoir ce qui a été trouvé ou non.</text:p>
      <text:p text:style-name="P2"/>
      <text:p text:style-name="P4">Ce projet est motivé pour répondre à un besoin de mes proches et pour la formation en tant que développeur et concepteur d’application.</text:p>
      <text:p text:style-name="P4"/>
      <text:h text:style-name="Heading_20_1" text:outline-level="1">Objectifs</text:h>
      <text:p text:style-name="P4">L’objectif principal est de gérer des idées de cadeaux pour des proches et de consolider ces informations dans un système d’informations sans perte de mémoire. <text:span text:style-name="T1">L’application doit permettre et favoriser la réutilisation d’idées déjà présentes. L’utilisateur, contrairement à l’usage d’un simple système de notes, ne doit pas perdre la mémoire des idées de cadeau faits dans le passé. Le système d’information se veut robuste et l’ensemble des items (idée de cadeau, cadeau réalisé, à qui) sera toujours accessible à l’utilisateur.</text:span></text:p>
      <text:p text:style-name="P3"/>
      <text:p text:style-name="P3">La prise de note rapide à la volée est une fonctionnalité importante du projet afin de capter des idées lors de conversation ou d’échanges avec des proches. Une interface de prise de note rapide sur le moment permet d’enregistrer des brouillons qui pourront être ensuite détaillés et développés. </text:p>
      <text:p text:style-name="P3"/>
      <text:p text:style-name="P3">L’appli permet aussi de créer rapidement des listes (Noël, déplacement dans la famille ou chez un proche) réunissant des cadeaux renseignés pour chacun de nos proches. La liste permettra de suivre de manière centralisée l’acquisition de ces cadeaux, <text:span text:style-name="T2">d’évaluer un budget indicatif, et de définir</text:span> une date butoir.</text:p>
      <text:p text:style-name="P3"/>
      <text:p text:style-name="P3">Enfin, la gestion des anniversaires est naturellement intégrée. Un système de notifications paramétrables permettra de créer des rappels avant la venue d’un anniversaire. <text:span text:style-name="T2">L</text:span>’utilisateur pourra alors facilement consulter les idées de cadeau concernant ce proche.</text:p>
      <text:p text:style-name="P3"/>
      <text:p text:style-name="P5">En conclusion, un utilisateur disposant de cette application doit pouvoir créer un vrai système d’information autour d’idées de cadeaux. <text:span text:style-name="T3">Une idée de cadeau doit pouvoir être renseignée même </text:span>s<text:span text:style-name="T3">i l’utilisateur</text:span> ne sait pas encore <text:span text:style-name="T3">qui elle pourrait intéresser</text:span>. Ces idées sont dans un second, liées à <text:span text:style-name="T3">des</text:span> <text:soft-page-break/>proches <text:span text:style-name="T3">à la volée, au gré des interactions et des rencontres</text:span>, et le système d’information vient consolider <text:span text:style-name="T3">cette </text:span>interaction entre des personnes et des idées. </text:p>
      <text:h text:style-name="Heading_20_1" text:outline-level="1">Périmètre</text:h>
      <text:p text:style-name="P8">Cette application se concentre sur la gestion et la réutilisation d’idées cadeau liées à des proches.</text:p>
      <text:p text:style-name="P8">Cette application n’a pas pour but de proposer une interface vers des sites marchands où des cadeaux peuvent être achetés. Le budget est renseigné par l’utilisateur lui même et sert à titre indicatif pour estimer le <text:span text:style-name="T4">coût</text:span> d’une liste de cadeaux, <text:span text:style-name="T4">et ne sert pas à définir le montant exact de factures.</text:span></text:p>
      <text:h text:style-name="Heading_20_1" text:outline-level="1">Contraintes <text:span text:style-name="T5">et exigences non fonctionnelles</text:span></text:h>
      <text:p text:style-name="P13">L’application doit être réactive et performante (réponse de chaque interaction sous 100ms)</text:p>
      <text:p text:style-name="P9">L’application n’a pas besoin d’un accès internet pour fonctionner.</text:p>
      <text:p text:style-name="P12">L’application doit supporter plusieurs langues (anglais et français)</text:p>
      <text:p text:style-name="P14">Le code source métier doit être indépendant et exportable pour un autre projet (iOs, appli web)</text:p>
      <text:h text:style-name="Heading_20_1" text:outline-level="1">Exigences fonctionnelles</text:h>
      <text:p text:style-name="P11">Les exigences fonctionnelles sont documentées sous la forme d<text:span text:style-name="T4">e cas utilisateur</text:span> textualisées. <text:span text:style-name="T4">Chaque exigence fonctionnelle dispose de versions plus ou moins avancées et priorisées.</text:span></text:p>
      <text:h text:style-name="Heading_20_1" text:outline-level="1">Spécification techniques</text:h>
      <text:p text:style-name="P10">L’appli devra disposer d’un look &amp; feel native, et être hyper réactive (pour la prise de notes et le confort d’utilisation). </text:p>
      <text:p text:style-name="P10">Elle sera dans un premier temps disponible sur Android. Dans un second temps un projet sur iOs sera développé.</text:p>
      <text:p text:style-name="P10">Le système d’informations sera consolidé directement sur le téléphone en utilisant la base de données interne à Android SQLite. Aucun accès internet n’est nécessaire pour le premier livrable.</text:p>
      <text:p text:style-name="P10">L’appli est développée en Kotlin, langage officiellement supporté par Google pour le développement Android. Ce langage a l’avantage de pouvoir être compilé vers du Java ou Javascript et le code source pourra servir à compiler une application vers iOs sans avoir besoin de le redévelopper.</text:p>
      <text:p text:style-name="P3"/>
      <text:h text:style-name="Heading_20_1" text:outline-level="1">Planning</text:h>
      <text:p text:style-name="P3"/>
      <text:p text:style-name="P6">Le <text:span text:style-name="T6">projet doit être réalisé sous 6 mois. Février 2021</text:span></text:p>
      <text:p text:style-name="P6"/>
      <text:p text:style-name="P6">Étapes clefs : </text:p>
      <text:p text:style-name="P6"/>
      <text:list xml:id="list2093356914" text:style-name="List_20_1">
        <text:list-item>
          <text:p text:style-name="P15"><text:soft-page-break/>Recueil du besoin (discussion avec le client) [2j]</text:p>
        </text:list-item>
        <text:list-item>
          <text:p text:style-name="P15">Analyse du besoin et production des documents de conception [1semaine]</text:p>
          <text:list>
            <text:list-item>
              <text:p text:style-name="P15">documentation de chaque exigence fonctionnelle (user-<text:span text:style-name="T6">case</text:span> textualisée, <text:span text:style-name="T6">diagramme d’état d’activité</text:span> et vues <text:span text:style-name="T6">associées</text:span>)</text:p>
            </text:list-item>
            <text:list-item>
              <text:p text:style-name="P15">schéma du modèle en base de données </text:p>
            </text:list-item>
            <text:list-item>
              <text:p text:style-name="P17">diagramme de classes</text:p>
            </text:list-item>
          </text:list>
        </text:list-item>
        <text:list-item>
          <text:p text:style-name="P15">Mise en place du product backlog pour chaque user-case (priorisation taches essentielles)</text:p>
        </text:list-item>
        <text:list-item>
          <text:p text:style-name="P15">Installation de l’environnement de développement [1j]</text:p>
        </text:list-item>
        <text:list-item>
          <text:p text:style-name="P15">Prise en main et apprentissage de Kotlin [2j]</text:p>
        </text:list-item>
        <text:list-item>
          <text:p text:style-name="P15">Reprise en main du système Android [7j]</text:p>
        </text:list-item>
        <text:list-item>
          <text:p text:style-name="P15">Développement[2mois] : itérative sous forme de sprints de deux semaines, interactions avec le client à la fin de chaque sprint</text:p>
        </text:list-item>
        <text:list-item>
          <text:p text:style-name="P15">Recette</text:p>
        </text:list-item>
        <text:list-item>
          <text:p text:style-name="P16">Publication sur le store Android</text:p>
        </text:list-item>
        <text:list-item>
          <text:p text:style-name="P16">Marchandisation</text:p>
        </text:list-item>
      </text:list>
      <text:h text:style-name="P1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12:22:27.299701062</meta:creation-date>
    <dc:date>2020-09-01T10:24:17.787927163</dc:date>
    <meta:editing-duration>PT51M55S</meta:editing-duration>
    <meta:editing-cycles>14</meta:editing-cycles>
    <meta:generator>LibreOffice/6.0.7.3$Linux_X86_64 LibreOffice_project/00m0$Build-3</meta:generator>
    <meta:document-statistic meta:table-count="0" meta:image-count="0" meta:object-count="0" meta:page-count="3" meta:paragraph-count="44" meta:word-count="810" meta:character-count="5184" meta:non-whitespace-character-count="4425"/>
  </office:meta>
</office:document-meta>
</file>